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123cd3" officeooo:paragraph-rsid="00123cd3"/>
    </style:style>
    <style:style style:name="P2" style:family="paragraph" style:parent-style-name="Standard">
      <style:text-properties officeooo:rsid="00123cd3" officeooo:paragraph-rsid="00123cd3"/>
    </style:style>
    <style:style style:name="P3" style:family="paragraph" style:parent-style-name="Standard" style:list-style-name="L2">
      <style:text-properties officeooo:rsid="0013c553" officeooo:paragraph-rsid="0013c553"/>
    </style:style>
    <style:style style:name="P4" style:family="paragraph" style:parent-style-name="Standard">
      <style:text-properties officeooo:rsid="0013c553" officeooo:paragraph-rsid="0013c553"/>
    </style:style>
    <style:style style:name="P5" style:family="paragraph" style:parent-style-name="Standard">
      <style:text-properties officeooo:rsid="00148f59" officeooo:paragraph-rsid="00148f59"/>
    </style:style>
    <style:style style:name="P6" style:family="paragraph" style:parent-style-name="Standard" style:list-style-name="L3">
      <style:text-properties officeooo:rsid="0015c559" officeooo:paragraph-rsid="0015c559"/>
    </style:style>
    <style:style style:name="P7" style:family="paragraph" style:parent-style-name="Standard" style:list-style-name="L3">
      <style:text-properties officeooo:rsid="0015c559" officeooo:paragraph-rsid="0015d462"/>
    </style:style>
    <style:style style:name="P8" style:family="paragraph" style:parent-style-name="Standard" style:list-style-name="L3">
      <style:text-properties officeooo:rsid="0016267a" officeooo:paragraph-rsid="0016267a"/>
    </style:style>
    <style:style style:name="P9" style:family="paragraph" style:parent-style-name="Standard" style:list-style-name="L3">
      <style:text-properties officeooo:rsid="00173a8c" officeooo:paragraph-rsid="00173a8c"/>
    </style:style>
    <style:style style:name="P10" style:family="paragraph" style:parent-style-name="Standard" style:list-style-name="L3">
      <style:text-properties officeooo:rsid="001910bf" officeooo:paragraph-rsid="001910bf"/>
    </style:style>
    <style:style style:name="P11" style:family="paragraph" style:parent-style-name="Standard" style:list-style-name="L3">
      <style:text-properties officeooo:rsid="001ae66b" officeooo:paragraph-rsid="001ae66b"/>
    </style:style>
    <style:style style:name="P12" style:family="paragraph" style:parent-style-name="Standard" style:list-style-name="L3">
      <style:text-properties officeooo:rsid="001b8810" officeooo:paragraph-rsid="001b8810"/>
    </style:style>
    <style:style style:name="P13" style:family="paragraph" style:parent-style-name="Standard" style:list-style-name="L3">
      <style:text-properties officeooo:rsid="001c0bc6" officeooo:paragraph-rsid="001c0bc6"/>
    </style:style>
    <style:style style:name="P14" style:family="paragraph" style:parent-style-name="Standard" style:list-style-name="L3">
      <style:text-properties officeooo:rsid="001c0bc6" officeooo:paragraph-rsid="001cb23c"/>
    </style:style>
    <style:style style:name="P15" style:family="paragraph" style:parent-style-name="Standard" style:list-style-name="L3">
      <style:text-properties officeooo:rsid="001cb23c" officeooo:paragraph-rsid="001cb23c"/>
    </style:style>
    <style:style style:name="P16" style:family="paragraph" style:parent-style-name="Standard" style:list-style-name="L3">
      <style:text-properties officeooo:rsid="001e88f1" officeooo:paragraph-rsid="001e88f1"/>
    </style:style>
    <style:style style:name="P17" style:family="paragraph" style:parent-style-name="Standard" style:list-style-name="L3">
      <style:text-properties officeooo:rsid="002012bf" officeooo:paragraph-rsid="002012bf"/>
    </style:style>
    <style:style style:name="P18" style:family="paragraph" style:parent-style-name="Standard" style:list-style-name="L3">
      <style:text-properties officeooo:rsid="0022e865" officeooo:paragraph-rsid="0022e865"/>
    </style:style>
    <style:style style:name="P19" style:family="paragraph" style:parent-style-name="Standard" style:list-style-name="L3">
      <style:text-properties officeooo:rsid="002523b7" officeooo:paragraph-rsid="002523b7"/>
    </style:style>
    <style:style style:name="P20" style:family="paragraph" style:parent-style-name="Standard" style:list-style-name="L3">
      <style:text-properties officeooo:rsid="00261c7f" officeooo:paragraph-rsid="00261c7f"/>
    </style:style>
    <style:style style:name="P21" style:family="paragraph" style:parent-style-name="Standard" style:list-style-name="L3">
      <style:text-properties officeooo:rsid="002692d5" officeooo:paragraph-rsid="002692d5"/>
    </style:style>
    <style:style style:name="P22" style:family="paragraph" style:parent-style-name="Standard" style:list-style-name="L3">
      <style:text-properties officeooo:rsid="00285e03" officeooo:paragraph-rsid="00285e03"/>
    </style:style>
    <style:style style:name="P23" style:family="paragraph" style:parent-style-name="Standard" style:list-style-name="L3">
      <style:text-properties officeooo:rsid="00291674" officeooo:paragraph-rsid="00291674"/>
    </style:style>
    <style:style style:name="P24" style:family="paragraph" style:parent-style-name="Standard" style:list-style-name="L3">
      <style:text-properties officeooo:rsid="002a94f3" officeooo:paragraph-rsid="002a94f3"/>
    </style:style>
    <style:style style:name="P25" style:family="paragraph" style:parent-style-name="Standard" style:list-style-name="L3">
      <style:text-properties officeooo:rsid="002bed0a" officeooo:paragraph-rsid="002bed0a"/>
    </style:style>
    <style:style style:name="P26" style:family="paragraph" style:parent-style-name="Standard" style:list-style-name="L3">
      <style:text-properties officeooo:rsid="002cbf2b" officeooo:paragraph-rsid="002cbf2b"/>
    </style:style>
    <style:style style:name="T1" style:family="text">
      <style:text-properties officeooo:rsid="0013c553"/>
    </style:style>
    <style:style style:name="T2" style:family="text">
      <style:text-properties officeooo:rsid="0015d462"/>
    </style:style>
    <style:style style:name="T3" style:family="text">
      <style:text-properties officeooo:rsid="001b8810"/>
    </style:style>
    <style:style style:name="T4" style:family="text">
      <style:text-properties officeooo:rsid="001c3854"/>
    </style:style>
    <style:style style:name="T5" style:family="text">
      <style:text-properties officeooo:rsid="001eea25"/>
    </style:style>
    <style:style style:name="T6" style:family="text">
      <style:text-properties officeooo:rsid="002012bf"/>
    </style:style>
    <style:style style:name="T7" style:family="text">
      <style:text-properties officeooo:rsid="00215a43"/>
    </style:style>
    <style:style style:name="T8" style:family="text">
      <style:text-properties officeooo:rsid="0024c16a"/>
    </style:style>
    <style:style style:name="T9" style:family="text">
      <style:text-properties officeooo:rsid="002523b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ab306"/>
    </style:style>
    <style:style style:name="T13" style:family="text">
      <style:text-properties officeooo:rsid="002bed0a"/>
    </style:style>
    <style:style style:name="T14" style:family="text">
      <style:text-properties officeooo:rsid="002cbf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N 1421</text:p>
      <text:list xml:id="list3479794134981726152" text:style-name="L2">
        <text:list-item>
          <text:p text:style-name="P1">Texte: Gestaltung von Texten; Gliederung. <text:span text:style-name="T6">(Textteil s. DIN 1422 S.4)</text:span></text:p>
          <text:list>
            <text:list-item>
              <text:p text:style-name="P1">Abschnitt (typografisch hervorgehoben)</text:p>
              <text:list>
                <text:list-item>
                  <text:p text:style-name="P1">Abschnittsnummer</text:p>
                  <text:list>
                    <text:list-item>
                      <text:p text:style-name="P3">Maximal 3 Stufen</text:p>
                    </text:list-item>
                    <text:list-item>
                      <text:p text:style-name="P3">1, 1.1, 1.1.1, …</text:p>
                    </text:list-item>
                  </text:list>
                </text:list-item>
                <text:list-item>
                  <text:p text:style-name="P1">Abschnittsüberschrift</text:p>
                  <text:list>
                    <text:list-item>
                      <text:p text:style-name="P1">„<text:span text:style-name="T1">Nach einer Abschnittsnummer der ersten Stufe folge stets eine Überschfrift“</text:span></text:p>
                    </text:list-item>
                  </text:list>
                </text:list-item>
              </text:list>
            </text:list-item>
            <text:list-item>
              <text:p text:style-name="P1">Absatz</text:p>
              <text:list>
                <text:list-item>
                  <text:p text:style-name="P1">Absatznummer (ggf.)</text:p>
                  <text:list>
                    <text:list-item>
                      <text:p text:style-name="P3">Vorzugsweise eingeklammert oder mit nachfolgendem Bindestrich</text:p>
                    </text:list-item>
                    <text:list-item>
                      <text:p text:style-name="P3">Fortlaufend gezählt; unabhängig von Abschnittsnummern.</text:p>
                    </text:list-item>
                  </text:list>
                </text:list-item>
              </text:list>
            </text:list-item>
            <text:list-item>
              <text:p text:style-name="P1">Aufzählungen</text:p>
              <text:list>
                <text:list-item>
                  <text:p text:style-name="P3">Kennzeichnung mit Ordnungszahl</text:p>
                </text:list-item>
                <text:list-item>
                  <text:p text:style-name="P3">Kennzeichnung mit Bustaben und Klammer</text:p>
                </text:list-item>
                <text:list-item>
                  <text:p text:style-name="P3">Kennzeichnung mit Bindestrich</text:p>
                </text:list-item>
              </text:list>
            </text:list-item>
          </text:list>
        </text:list-item>
        <text:list-item>
          <text:p text:style-name="P3">Inhaltsverzeichnis</text:p>
          <text:list>
            <text:list-item>
              <text:p text:style-name="P3">Abschnittsnummern (beginn an derselben Fluchtlinie)</text:p>
            </text:list-item>
            <text:list-item>
              <text:p text:style-name="P3">Abschnittsüberschriften (an weiterer extra Fluchtlinie)</text:p>
            </text:list-item>
            <text:list-item>
              <text:p text:style-name="P3">Unbenummerte Überschriften drüften auch rein (z.B. Anhänge, Tabellen)</text:p>
            </text:list-item>
          </text:list>
        </text:list-item>
      </text:list>
      <text:p text:style-name="P4"/>
      <text:p text:style-name="P5">DIN 1422 (wiss. Veröffentlichungen)</text:p>
      <text:list xml:id="list7115273952948666615" text:style-name="L3">
        <text:list-item>
          <text:p text:style-name="P6">Manuskripte, Typoskripte</text:p>
          <text:list>
            <text:list-item>
              <text:p text:style-name="P8">Begriffe</text:p>
              <text:list>
                <text:list-item>
                  <text:p text:style-name="P8">Akronym</text:p>
                </text:list-item>
                <text:list-item>
                  <text:p text:style-name="P8">Anmerkung (kurze erläuternde Bemerkung zum Text)</text:p>
                  <text:list>
                    <text:list-item>
                      <text:p text:style-name="P8">Fußnote <text:span text:style-name="T3">(am Fuß einer Seite)</text:span></text:p>
                    </text:list-item>
                    <text:list-item>
                      <text:p text:style-name="P12">Marginalie (am Rand einer Seite)</text:p>
                    </text:list-item>
                  </text:list>
                </text:list-item>
                <text:list-item>
                  <text:p text:style-name="P8">Audiovisuelles Dokument</text:p>
                </text:list-item>
                <text:list-item>
                  <text:p text:style-name="P8">Auszeichnung (<text:span text:style-name="T6">H</text:span>ervorhebung im Druck) <text:s/>!! <text:span text:style-name="T7">KEIN LAYOUT sondern semantsiche Information !!</text:span></text:p>
                  <text:list>
                    <text:list-item>
                      <text:p text:style-name="P8">Kursiv <text:span text:style-name="T6">(Wörter/Satzteile die besonders betont werden)</text:span></text:p>
                    </text:list-item>
                    <text:list-item>
                      <text:p text:style-name="P8">Halbfett <text:span text:style-name="T7">(Stichworte/Merksätze; sollen beim Durchblättern auffallen oder sind im Register)</text:span></text:p>
                    </text:list-item>
                    <text:list-item>
                      <text:p text:style-name="P8">Kapitälchen <text:span text:style-name="T7">(Eigennamen/Markenbezeichnungen u.ä.)</text:span></text:p>
                    </text:list-item>
                    <text:list-item>
                      <text:p text:style-name="P8">Versalien</text:p>
                    </text:list-item>
                    <text:list-item>
                      <text:p text:style-name="P18">Andere Schrift ist auch möglich als Auszeichnung (ist aber besondere Vereinbarung)</text:p>
                    </text:list-item>
                    <text:list-item>
                      <text:p text:style-name="P22">Ganzer Absatz (DIN 1422-2): Mit drei Leerschritten eingerückt</text:p>
                    </text:list-item>
                  </text:list>
                </text:list-item>
                <text:list-item>
                  <text:p text:style-name="P8">Glossar (geordnete Sammlung wichtiger Begriffe, <text:span text:style-name="T8">Akronyme, Kunstwörter</text:span>)</text:p>
                </text:list-item>
                <text:list-item>
                  <text:p text:style-name="P9">Kolumnentitel (einzeilige Angabe des Seiteninhalts i.d.R. jeweilige Überschrift)</text:p>
                </text:list-item>
                <text:list-item>
                  <text:p text:style-name="P10">Kurzsachtitel (gekürzter Titel einer Veröffentlichung)</text:p>
                  <text:list>
                    <text:list-item>
                      <text:p text:style-name="P20">Schmutztitel / Vortitel?</text:p>
                    </text:list-item>
                  </text:list>
                </text:list-item>
                <text:list-item>
                  <text:p text:style-name="P11">Legende (Zeichenerklärung für Bilder, Tabellen, Karten, Pläne)</text:p>
                </text:list-item>
                <text:list-item>
                  <text:p text:style-name="P12">Manuskript (handgeschriebene gelieferte Vorlage für Veröffentlichung)</text:p>
                </text:list-item>
                <text:list-item>
                  <text:p text:style-name="P12">Typoskript (maschinenschriftliches Manuskript)</text:p>
                </text:list-item>
                <text:list-item>
                  <text:p text:style-name="P12">Register (geordnete Sammlung ausgewählter Benennungen → Suchhilfe)</text:p>
                  <text:list>
                    <text:list-item>
                      <text:p text:style-name="P12">Hinweis auf Fundstelle im Text</text:p>
                    </text:list-item>
                  </text:list>
                </text:list-item>
                <text:list-item>
                  <text:p text:style-name="P12">Sachtitel (Benennung der Schrift)</text:p>
                  <text:list>
                    <text:list-item>
                      <text:p text:style-name="P12"><text:soft-page-break/>Untertitel</text:p>
                    </text:list-item>
                  </text:list>
                </text:list-item>
                <text:list-item>
                  <text:p text:style-name="P12">Schlagwort</text:p>
                </text:list-item>
                <text:list-item>
                  <text:p text:style-name="P12">Verweisung (Hinweis auf eine Textstelle im gleichen oder anderen Text)</text:p>
                  <text:list>
                    <text:list-item>
                      <text:p text:style-name="P13">Werden in Klammern gegeben</text:p>
                      <text:list>
                        <text:list-item>
                          <text:p text:style-name="P13">(Abschnitt 5.1.2)</text:p>
                        </text:list-item>
                        <text:list-item>
                          <text:p text:style-name="P13">(siehe S. 12, Tab. 4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Teile</text:p>
              <text:list>
                <text:list-item>
                  <text:p text:style-name="P13">Sachtitel und Kurzsachtitel</text:p>
                </text:list-item>
                <text:list-item>
                  <text:p text:style-name="P13">Kurzreferat (Abstract)</text:p>
                  <text:list>
                    <text:list-item>
                      <text:p text:style-name="P13">Keine Wiederholung des Sachtitel</text:p>
                    </text:list-item>
                    <text:list-item>
                      <text:p text:style-name="P13">Informativ, nicht wertend</text:p>
                    </text:list-item>
                    <text:list-item>
                      <text:p text:style-name="P13">Muss nicht vollstänige grammatikalischen Regeln entsprechen</text:p>
                    </text:list-item>
                    <text:list-item>
                      <text:p text:style-name="P13">Ein einzelner Absatz</text:p>
                    </text:list-item>
                    <text:list-item>
                      <text:p text:style-name="P13">Maximal 1200 Anschläge</text:p>
                    </text:list-item>
                  </text:list>
                </text:list-item>
                <text:list-item>
                  <text:p text:style-name="P14">Inhaltsverzeichnis</text:p>
                  <text:list>
                    <text:list-item>
                      <text:p text:style-name="P14"><text:span text:style-name="T4">Hinweis auf Stelle in Publikation (Seitenzahl, Paragraph,...)</text:span></text:p>
                    </text:list-item>
                  </text:list>
                </text:list-item>
                <text:list-item>
                  <text:p text:style-name="P13">Vorwort</text:p>
                </text:list-item>
                <text:list-item>
                  <text:p text:style-name="P13">Inhaltsübersicht</text:p>
                  <text:list>
                    <text:list-item>
                      <text:p text:style-name="P15">Informiert in wenigen Sätzen über Inhalte der Gliederungspunkte (z.B. Abschnitte)</text:p>
                    </text:list-item>
                  </text:list>
                </text:list-item>
                <text:list-item>
                  <text:p text:style-name="P13">Danksagung</text:p>
                </text:list-item>
                <text:list-item>
                  <text:p text:style-name="P13">Abkürzungsverzeichnis</text:p>
                </text:list-item>
                <text:list-item>
                  <text:p text:style-name="P13">Glossar</text:p>
                </text:list-item>
                <text:list-item>
                  <text:p text:style-name="P13">Einleitung</text:p>
                </text:list-item>
                <text:list-item>
                  <text:p text:style-name="P13">Hauptteil</text:p>
                </text:list-item>
                <text:list-item>
                  <text:p text:style-name="P13">Fußnoten und Anmerkungen</text:p>
                  <text:list>
                    <text:list-item>
                      <text:p text:style-name="P16">Informationen die nicht direkt dem Textverständnis dienen</text:p>
                    </text:list-item>
                    <text:list-item>
                      <text:p text:style-name="P23">Fußnoten</text:p>
                      <text:list>
                        <text:list-item>
                          <text:p text:style-name="P23">Möglichst vermeiden</text:p>
                        </text:list-item>
                        <text:list-item>
                          <text:p text:style-name="P23">In Grundzeilenabstand</text:p>
                        </text:list-item>
                        <text:list-item>
                          <text:p text:style-name="P23">Getrennt durch waagrechte Linie (min. 8 Anschläge)</text:p>
                          <text:list>
                            <text:list-item>
                              <text:p text:style-name="P23">Über und unter der Linie 2facher Grundzeilenabstand</text:p>
                            </text:list-item>
                          </text:list>
                        </text:list-item>
                        <text:list-item>
                          <text:p text:style-name="P23">Mehrere Fußnoten über 1.5fachen Zeilenabstand trennen</text:p>
                        </text:list-item>
                        <text:list-item>
                          <text:p text:style-name="P23">Verweisnummer wird vom Fußnotentext mit 2 Leerschritten getrennt</text:p>
                        </text:list-item>
                        <text:list-item>
                          <text:p text:style-name="P23">Verweisnummer ist fortlaufende Numerierung (hochgestellte Zahl)</text:p>
                        </text:list-item>
                      </text:list>
                    </text:list-item>
                    <text:list-item>
                      <text:p text:style-name="P23">Anmerkungen</text:p>
                      <text:list>
                        <text:list-item>
                          <text:p text:style-name="P23">Gesammelt am Schluss des jeweiligen Haupttextes</text:p>
                        </text:list-item>
                        <text:list-item>
                          <text:p text:style-name="P23">In Grundzeilenabstand geschrieben</text:p>
                        </text:list-item>
                        <text:list-item>
                          <text:p text:style-name="P23">Mehrere Anmerkungen mit 1.5 zeilig voneinander getrennt</text:p>
                        </text:list-item>
                        <text:list-item>
                          <text:p text:style-name="P23">Verweis durch eingeklammerte Hinweise z.B. (Anm. 7)</text:p>
                        </text:list-item>
                      </text:list>
                    </text:list-item>
                    <text:list-item>
                      <text:p text:style-name="P24">Exkurse</text:p>
                      <text:list>
                        <text:list-item>
                          <text:p text:style-name="P24">Werten um drei Leerschritte eingerückt</text:p>
                        </text:list-item>
                      </text:list>
                    </text:list-item>
                  </text:list>
                </text:list-item>
                <text:list-item>
                  <text:p text:style-name="P13">Literaturverzeichnis <text:span text:style-name="T5">(s. DIN 1502)</text:span></text:p>
                  <text:list>
                    <text:list-item>
                      <text:p text:style-name="P13">Zitate: „“</text:p>
                    </text:list-item>
                    <text:list-item>
                      <text:p text:style-name="P13">Literaturhinweise im Text</text:p>
                      <text:list>
                        <text:list-item>
                          <text:p text:style-name="P13">Bereits früher gezeigt (Müller 1964, S. 310) …</text:p>
                        </text:list-item>
                        <text:list-item>
                          <text:p text:style-name="P13">Hierzu führt Müller (1964, S. 310) … </text:p>
                        </text:list-item>
                      </text:list>
                    </text:list-item>
                    <text:list-item>
                      <text:p text:style-name="P24">Steht am Ende des Beitrages</text:p>
                    </text:list-item>
                  </text:list>
                </text:list-item>
                <text:list-item>
                  <text:p text:style-name="P13">Tabellen</text:p>
                  <text:list>
                    <text:list-item>
                      <text:p text:style-name="P24"><text:soft-page-break/>Legende</text:p>
                      <text:list>
                        <text:list-item>
                          <text:p text:style-name="P24">In Grundzeilenabstand geschrieben</text:p>
                        </text:list-item>
                      </text:list>
                    </text:list-item>
                    <text:list-item>
                      <text:p text:style-name="P17">Benennung</text:p>
                      <text:list>
                        <text:list-item>
                          <text:p text:style-name="P17">Tabellenzeilen</text:p>
                        </text:list-item>
                        <text:list-item>
                          <text:p text:style-name="P17">Tabellenspalten</text:p>
                        </text:list-item>
                      </text:list>
                    </text:list-item>
                    <text:list-item>
                      <text:p text:style-name="P17">Nummer</text:p>
                    </text:list-item>
                    <text:list-item>
                      <text:p text:style-name="P24">Wenn ganzseitig: in die Seitenzählung einbezogen</text:p>
                    </text:list-item>
                  </text:list>
                </text:list-item>
                <text:list-item>
                  <text:p text:style-name="P13">Bilder <text:span text:style-name="T12">(auch Tabellen, Diagramme, Karten, …)</text:span></text:p>
                  <text:list>
                    <text:list-item>
                      <text:p text:style-name="P26">Durchgehend nummeriert</text:p>
                    </text:list-item>
                    <text:list-item>
                      <text:p text:style-name="P26">Unter- bzw. Überschrift</text:p>
                    </text:list-item>
                    <text:list-item>
                      <text:p text:style-name="P24">Legende</text:p>
                    </text:list-item>
                    <text:list-item>
                      <text:p text:style-name="P26">In der nähe der refernzierenden Textstelle oder am Ende des jeweiligen Kapitels</text:p>
                    </text:list-item>
                    <text:list-item>
                      <text:p text:style-name="P24">Wenn ganzseitig: in die Seitenzählung einbezogen</text:p>
                    </text:list-item>
                  </text:list>
                </text:list-item>
                <text:list-item>
                  <text:p text:style-name="P13">Legenden von Tabellen und Bildern</text:p>
                </text:list-item>
                <text:list-item>
                  <text:p text:style-name="P13">Beiblätter und Anhänge</text:p>
                </text:list-item>
                <text:list-item>
                  <text:p text:style-name="P13">Beigaben (vermutlich nicht relevant für Ontotlogie)</text:p>
                </text:list-item>
                <text:list-item>
                  <text:p text:style-name="P13">Quellennachweis für Tabellen und Bilder</text:p>
                  <text:list>
                    <text:list-item>
                      <text:p text:style-name="P17">DIN 1505 Teil 2</text:p>
                    </text:list-item>
                  </text:list>
                </text:list-item>
                <text:list-item>
                  <text:p text:style-name="P13">Register <text:span text:style-name="T6">(DIN 31 630)</text:span></text:p>
                </text:list-item>
                <text:list-item>
                  <text:p text:style-name="P13">Verwendede Symbole, Sonderzeichen und Abweichungen in der Rechtschreibung</text:p>
                </text:list-item>
                <text:list-item>
                  <text:p text:style-name="P13">Liste der eingereichten Teile mit Anschrift des Verfassers</text:p>
                </text:list-item>
                <text:list-item>
                  <text:p text:style-name="P17">Seitenbenummerung</text:p>
                </text:list-item>
              </text:list>
            </text:list-item>
            <text:list-item>
              <text:p text:style-name="P17">(Äußere Form)</text:p>
              <text:list>
                <text:list-item>
                  <text:p text:style-name="P17">Margin: 4 cm links, 2 cm oben</text:p>
                </text:list-item>
                <text:list-item>
                  <text:p text:style-name="P17">1.5 Zeilenabstand</text:p>
                </text:list-item>
                <text:list-item>
                  <text:p text:style-name="P17">Zeilenlänge 60 Anschläge <text:span text:style-name="T12">(DIN 1422-3: 60 bis 70 Zeichen, Interpunktion und Wortzwischenräume mitgezählt)</text:span></text:p>
                </text:list-item>
                <text:list-item>
                  <text:p text:style-name="P17">30 Zeilen pro Seite</text:p>
                </text:list-item>
                <text:list-item>
                  <text:p text:style-name="P17">Einseitig</text:p>
                </text:list-item>
              </text:list>
            </text:list-item>
          </text:list>
        </text:list-item>
        <text:list-item>
          <text:p text:style-name="P7"><text:span text:style-name="T2">Repro</text:span>text <text:span text:style-name="T9">(Reinschrift)</text:span></text:p>
          <text:list>
            <text:list-item>
              <text:p text:style-name="P19">Begriffe (Erweiterung)</text:p>
              <text:list>
                <text:list-item>
                  <text:p text:style-name="P19">Exkurs (Erläuterung/Vertiefung eines besonderen Sachverhaltes)</text:p>
                </text:list-item>
                <text:list-item>
                  <text:p text:style-name="P20">Impressum (Pressegesetz)</text:p>
                  <text:list>
                    <text:list-item>
                      <text:p text:style-name="P20">Haftung: Verleger/Drucker</text:p>
                    </text:list-item>
                    <text:list-item>
                      <text:p text:style-name="P20">Erscheinungsjahr</text:p>
                    </text:list-item>
                    <text:list-item>
                      <text:p text:style-name="P20">Auflagenhöhe</text:p>
                    </text:list-item>
                    <text:list-item>
                      <text:p text:style-name="P20">Druckort und Drucker</text:p>
                    </text:list-item>
                  </text:list>
                </text:list-item>
                <text:list-item>
                  <text:p text:style-name="P20">Paginierung (Benummerung der Seiten)</text:p>
                </text:list-item>
                <text:list-item>
                  <text:p text:style-name="P20">Sammelwerk (gehört eine „Ebene“ drüber?)</text:p>
                </text:list-item>
                <text:list-item>
                  <text:p text:style-name="P20">Satzspiegel (Fläche die von Text oder Bilder eingenommen wird)</text:p>
                </text:list-item>
                <text:list-item>
                  <text:p text:style-name="P20"><text:span text:style-name="T11">Titelei</text:span> (Alle Seiten <text:span text:style-name="T10">vor</text:span> der ersten eigentlichen Textseite)</text:p>
                  <text:list>
                    <text:list-item>
                      <text:p text:style-name="P24">Seitenaufteilung</text:p>
                      <text:list>
                        <text:list-item>
                          <text:p text:style-name="P24">Schmutztitel (optional)</text:p>
                        </text:list-item>
                        <text:list-item>
                          <text:p text:style-name="P24">Vacat (oder Reihentitel)</text:p>
                        </text:list-item>
                        <text:list-item>
                          <text:p text:style-name="P24">Haupttitelseite</text:p>
                        </text:list-item>
                        <text:list-item>
                          <text:p text:style-name="P24">Impressum</text:p>
                        </text:list-item>
                        <text:list-item>
                          <text:p text:style-name="P24">Kurzreferat mit Verfasser, Titel</text:p>
                        </text:list-item>
                        <text:list-item>
                          <text:p text:style-name="P24">Inhaltsverzeichnishinweis</text:p>
                        </text:list-item>
                        <text:list-item>
                          <text:p text:style-name="P24">Vorwort (optional bei kleinen Werken)</text:p>
                        </text:list-item>
                        <text:list-item>
                          <text:p text:style-name="P24"><text:soft-page-break/>Inhatsübersicht (optional bei kleinen Werken)</text:p>
                        </text:list-item>
                        <text:list-item>
                          <text:p text:style-name="P24">Glossar (optional bei kleinen Werken)</text:p>
                        </text:list-item>
                      </text:list>
                    </text:list-item>
                  </text:list>
                </text:list-item>
                <text:list-item>
                  <text:p text:style-name="P21">Vacat/<text:span text:style-name="T12">Vacatseite</text:span> (unbedruckte Seite, wird bei der Seitenzählung mitgezählt, muss aber nicht benummert werden)</text:p>
                </text:list-item>
              </text:list>
            </text:list-item>
            <text:list-item>
              <text:p text:style-name="P22">Herstellung</text:p>
              <text:list>
                <text:list-item>
                  <text:p text:style-name="P22">Papier DIN A4</text:p>
                </text:list-item>
                <text:list-item>
                  <text:p text:style-name="P22">Satzspiegel</text:p>
                  <text:list>
                    <text:list-item>
                      <text:p text:style-name="P22">Margins: seitlicher und oberer Rand 30mm, unterer Rand 40 mm</text:p>
                    </text:list-item>
                  </text:list>
                </text:list-item>
                <text:list-item>
                  <text:p text:style-name="P22">1.5 facher Grundzeilenabstand</text:p>
                </text:list-item>
                <text:list-item>
                  <text:p text:style-name="P22">Überschriften</text:p>
                  <text:list>
                    <text:list-item>
                      <text:p text:style-name="P22">Erste Stufe: Beginnen in der Regel auf einer neuen Seite</text:p>
                    </text:list-item>
                    <text:list-item>
                      <text:p text:style-name="P22">Zweite bis Vierte Stufe: Innerhalb der Textseite ein Grundzeilenabstand von 3 darüber</text:p>
                    </text:list-item>
                    <text:list-item>
                      <text:p text:style-name="P22">Nach jeder Überschrift folgt ein 2facher Grundzeilenabstand</text:p>
                    </text:list-item>
                  </text:list>
                </text:list-item>
                <text:list-item>
                  <text:p text:style-name="P22">Absätze</text:p>
                  <text:list>
                    <text:list-item>
                      <text:p text:style-name="P22">Kennzeichnung durch (entweder oder)</text:p>
                      <text:list>
                        <text:list-item>
                          <text:p text:style-name="P22">Einheitlich vergrößerten Zeilenabstand</text:p>
                        </text:list-item>
                        <text:list-item>
                          <text:p text:style-name="P22">Einrücken mit drei Leerschritten</text:p>
                        </text:list-item>
                      </text:list>
                    </text:list-item>
                  </text:list>
                </text:list-item>
                <text:list-item>
                  <text:p text:style-name="P22">Formeln und Verse <text:span text:style-name="T14">(Formeln, Zeichen, Einheiten)</text:span></text:p>
                  <text:list>
                    <text:list-item>
                      <text:p text:style-name="P22">Drei Leerschritte eingezogen</text:p>
                    </text:list-item>
                    <text:list-item>
                      <text:p text:style-name="P22">Darüber und darunter 2facher Grundzeilenabstand</text:p>
                    </text:list-item>
                    <text:list-item>
                      <text:p text:style-name="P22">Formelzähler = Nummer in Klammern am rechten Satzspiegelran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Forschungsbericht <text:span text:style-name="T13">(reports)</text:span></text:p>
          <text:p text:style-name="P25">Werden im Regelfall nicht von einem Verlag veröffentlicht. (auch Patente?)</text:p>
          <text:list>
            <text:list-item>
              <text:p text:style-name="P26">Begriffe</text:p>
              <text:list>
                <text:list-item>
                  <text:p text:style-name="P25">Berichtsblatt / Dokumentationsblatt (enthält in benummerten Feldern alle Daten zur dokumentarischen/bibliographischen Erfassung)</text:p>
                </text:list-item>
                <text:list-item>
                  <text:p text:style-name="P25">Deskriptor (Bezeichnung zur Inhaltskennzeichnung; Indexierung)</text:p>
                </text:list-item>
                <text:list-item>
                  <text:p text:style-name="P25">Klassifiationssystem</text:p>
                </text:list-item>
                <text:list-item>
                  <text:p text:style-name="P25">Schlagwort</text:p>
                </text:list-item>
                <text:list-item>
                  <text:p text:style-name="P25">Sicherheitsvermerkt</text:p>
                </text:list-item>
                <text:list-item>
                  <text:p text:style-name="P25">Thesaurus</text:p>
                </text:list-item>
              </text:list>
            </text:list-item>
            <text:list-item>
              <text:p text:style-name="P26">Bestandteile</text:p>
              <text:list>
                <text:list-item>
                  <text:p text:style-name="P26">Vorderer Deckel</text:p>
                </text:list-item>
                <text:list-item>
                  <text:p text:style-name="P26">Titelblatt</text:p>
                </text:list-item>
                <text:list-item>
                  <text:p text:style-name="P26">Dokumentationsblatt</text:p>
                </text:list-item>
                <text:list-item>
                  <text:p text:style-name="P26">Inhaltsverzeichnis </text:p>
                </text:list-item>
                <text:list-item>
                  <text:p text:style-name="P26">Verzeichnis</text:p>
                  <text:list>
                    <text:list-item>
                      <text:p text:style-name="P26">Bilder und Tabellen</text:p>
                    </text:list-item>
                    <text:list-item>
                      <text:p text:style-name="P26">Begriffe und Definitionen</text:p>
                    </text:list-item>
                  </text:list>
                </text:list-item>
                <text:list-item>
                  <text:p text:style-name="P26">Zusammenfassung</text:p>
                </text:list-item>
                <text:list-item>
                  <text:p text:style-name="P26">Vorwort</text:p>
                </text:list-item>
                <text:list-item>
                  <text:p text:style-name="P26">Einleitung</text:p>
                </text:list-item>
                <text:list-item>
                  <text:p text:style-name="P26">Hauptteil</text:p>
                </text:list-item>
                <text:list-item>
                  <text:p text:style-name="P26">Schlussbemerkungen</text:p>
                </text:list-item>
                <text:list-item>
                  <text:p text:style-name="P26">Literaturverzeichnis, Bibliographie</text:p>
                </text:list-item>
                <text:list-item>
                  <text:p text:style-name="P26">Register</text:p>
                </text:list-item>
                <text:list-item>
                  <text:p text:style-name="P26">Anhänge</text:p>
                </text:list-item>
                <text:list-item>
                  <text:p text:style-name="P26">Rückendecke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0:59:27.541254000</meta:creation-date>
    <dc:date>2014-04-07T14:36:06.271206000</dc:date>
    <meta:editing-duration>PT3H32M</meta:editing-duration>
    <meta:editing-cycles>27</meta:editing-cycles>
    <meta:generator>LibreOffice/4.2.0.4$MacOSX_X86_64 LibreOffice_project/05dceb5d363845f2cf968344d7adab8dcfb2ba71</meta:generator>
    <meta:document-statistic meta:table-count="0" meta:image-count="0" meta:object-count="0" meta:page-count="4" meta:paragraph-count="187" meta:word-count="918" meta:character-count="6388" meta:non-whitespace-character-count="5839"/>
  </office:meta>
</office:document-meta>
</file>